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4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1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13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4:list.L4">
            <calcext:condition calcext:apply-style-name="Accent" calcext:value="=b" calcext:base-cell-address="list.L4"/>
          </calcext:conditional-format>
          <calcext:conditional-format calcext:target-range-address="list.B3:list.B150">
            <calcext:condition calcext:apply-style-name="Error" calcext:value="duplicate" calcext:base-cell-address="list.B3"/>
          </calcext:conditional-format>
          <calcext:conditional-format calcext:target-range-address="list.C3:list.C150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29:list.C130" table:on-update-keep-styles="true" table:on-update-keep-size="false"/>
        <table:database-range table:name="__Anonymous_Sheet_DB__0" table:target-range-address="list.B2:list.H15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00/00/00</text:date>, <text:time style:data-style-name="N2" text:time-value="10:14:00.38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04T10:15:15.135000000</dc:date>
    <meta:editing-duration>PT18H34M18S</meta:editing-duration>
    <meta:editing-cycles>386</meta:editing-cycles>
    <meta:document-statistic meta:table-count="1" meta:cell-count="114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